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break-before="pag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paragraph-rsid="000b59c5" style:font-size-asian="11pt" style:font-size-complex="11pt"/>
    </style:style>
    <style:style style:name="P6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b59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така 1: Атака на Colonial Pipeline (травень 2021 року)</text:p>
      <text:p text:style-name="P3"/>
      <text:p text:style-name="P3">Опис атаки:</text:p>
      <text:p text:style-name="P4">Colonial Pipeline — одна з найбільших трубопровідних систем для палива в США. Атака була проведена за допомогою <text:span text:style-name="T1">шкідливого ПЗ (Ransomware) під назвою DarkSide</text:span>. Зловмисники отримали <text:span text:style-name="T1">доступ до мережі компанії</text:span> через скомпрометований <text:span text:style-name="T1">пароль від облікового запису VPN</text:span>, який <text:span text:style-name="T1">не був захищений двофакторною автентифікацією</text:span>. Це призвело до шифрування даних та зупинки роботи трубопроводу. Для відновлення систем компанія змушена була сплатити хакерам викуп у розмірі приблизно 4.4 мільйони доларів у біткойнах.</text:p>
      <text:p text:style-name="P3"/>
      <text:p text:style-name="P1">Аналіз тріади CIA:</text:p>
      <text:p text:style-name="P3"/>
      <text:p text:style-name="P4"><text:span text:style-name="T1">Confidentiality (Конфіденційність)</text:span>: <text:span text:style-name="T2">Порушено</text:span>. Хоча основною метою було вимагання грошей, а не викрадення даних, зловмисники все ж викрали 100 ГБ корпоративних даних перед шифруванням, погрожуючи оприлюднити їх у разі несплати викупу. Це означає, що конфіденційна інформація була розголошена.</text:p>
      <text:p text:style-name="P4"/>
      <text:p text:style-name="P4"><text:span text:style-name="T1">Integrity (Цілісність): </text:span><text:span text:style-name="T2">Порушено</text:span>. Дані на серверах компанії були зашифровані та пошкоджені, що робило їх непридатними для використання. Цілісність інформації була порушена.<text:line-break/></text:p>
      <text:p text:style-name="P4"><text:span text:style-name="T1">Availability (Доступність): </text:span><text:span text:style-name="T2">Порушено</text:span>. Це найбільш очевидний наслідок атаки. Компанія була змушена зупинити всі операції з транспортування палива, щоб запобігти поширенню атаки. Це призвело до масових перебоїв з постачанням палива на східному узбережжі США.</text:p>
      <text:p text:style-name="P3"/>
      <text:p text:style-name="P6">Заходи безпеки:</text:p>
      <text:p text:style-name="P3">1. <text:s/>Багатофакторна автентифікація (MFA) для всіх віддалених доступів.</text:p>
      <text:p text:style-name="P4"><text:s text:c="4"/>Обґрунтування: Найімовірніше, запобігла б<text:span text:style-name="T3"> </text:span><text:span text:style-name="T4">цю</text:span><text:span text:style-name="T3"> </text:span>атаку, навіть якщо пароль був<text:span text:style-name="T3"> </text:span><text:span text:style-name="T4">би</text:span><text:span text:style-name="T3"> </text:span>викрадений. Посилює Confidentiality та Integrity, ускладнюючи несанкціонований доступ.</text:p>
      <text:p text:style-name="P3">2. <text:s/>Регулярне навчання співробітників кібербезпеці та фішингу.</text:p>
      <text:p text:style-name="P4"><text:s text:c="4"/>Обґрунтування: Співробітники мають розуміти важливість використання складних унікальних паролів і не переходити за підозрілими посиланнями. Посилює Confidentiality.</text:p>
      <text:p text:style-name="P3">3. <text:s/>Чітка стратегія резервного копіювання та відновлення (Backup &amp; Disaster Recovery Plan).</text:p>
      <text:p text:style-name="P4"><text:s text:c="4"/>Обґрунтування: Наявність ізольованих (відключених від мережі) резервних копій даних дозволила б відновити системи без сплати викупу. Це ключовий захід для забезпечення Availability та Integrity.</text:p>
      <text:p text:style-name="P3">4. <text:s/>Сегментація мережі.</text:p>
      <text:p text:style-name="P4"><text:s text:c="4"/>Обґрунтування: Поділ корпоративної мережі на сегменти (наприклад, відокремлення IT-мережі від операційних технологій OT) міг би запобігти поширенню шкідливого ПЗ на критичні системи управління трубопроводом. Посилює Availability та Integrity.</text:p>
      <text:p text:style-name="P3"/>
      <text:p text:style-name="P3">Висновок:</text:p>
      <text:p text:style-name="P4">Навіть одна слабка ланка (скомпрометований пароль) може призвести до катастрофічних наслідків для критичної інфраструктури. Атака на Colonial Pipeline показала важливість:</text:p>
      <text:p text:style-name="P3">Обов'язкового впровадження MFA.</text:p>
      <text:p text:style-name="P3">Наявності плану відновлення після інцидентів, що не залежить від вимог зловмисників.</text:p>
      <text:p text:style-name="P3">Пріоритетного захисту систем, від яких залежить фізична безпека та економіка.</text:p>
      <text:p text:style-name="P3"/>
      <text:p text:style-name="P2"><text:span text:style-name="T4">А</text:span>така 2: Масове викрадення даних через уразливість в Log4j (грудень 2021 року).</text:p>
      <text:p text:style-name="P3"/>
      <text:p text:style-name="P3">Опис атаки:</text:p>
      <text:p text:style-name="P4">Log4Shell — критична вразливість нульового дня (CVE-2021-44228) у популярній бібліотеці для логування Log4j, яка використовується в мільйонах програмних продуктів по всьому світу. Вразливість дозволяла зловмисникам <text:span text:style-name="T1">виконувати довільний код на віддаленому сервері без автентифікації</text:span>. Це призвело до масового сканування інтернету, викрадення даних, <text:span text:style-name="T1">встановлення майнерів криптовалют та бекдорів у корпоративних мережах</text:span>.</text:p>
      <text:p text:style-name="P3"/>
      <text:p text:style-name="P1">Аналіз тріади CIA:</text:p>
      <text:p text:style-name="P3"/>
      <text:p text:style-name="P4"><text:span text:style-name="T1">Confidentiality (Конфіденційність)</text:span>: <text:span text:style-name="T2">Порушено</text:span>. Це основний наслідок. Зловмисники отримували доступ до серверів і викрадали конфіденційні дані, включаючи особисту інформацію (PII), ключі API, конфігураційні файли з паролями.</text:p>
      <text:p text:style-name="P4"/>
      <text:p text:style-name="P4"><text:span text:style-name="T1">Integrity (Цілісність)</text:span>: <text:span text:style-name="T2">Порушено</text:span>. Атакувальники модифікували системи, встановлюючи шкідливе ПО, бекдори та скрипти для майнингу. Це змінило стан систем та даних, порушивши їх цілісність.</text:p>
      <text:p text:style-name="P4"/>
      <text:p text:style-name="P4"><text:span text:style-name="T1">Availability (Доступність): </text:span><text:span text:style-name="T2">Можливо порушено</text:span>. Хоча основним наслідком не була масова DDoS-атака, встановлення майнерів могло спричинити значне навантаження на сервери, що призводило до їх уповільнення або недоступності для законних користувачів.</text:p>
      <text:p text:style-name="P3"/>
      <text:p text:style-name="P1">Заходи безпеки:</text:p>
      <text:p text:style-name="P3"/>
      <text:p text:style-name="P3">1. <text:s/>Регулярне оновлення та управління вразливостями (Patch Management).</text:p>
      <text:p text:style-name="P4"><text:s text:c="4"/>Обґрунтування: Швидке встановлення оновлень (патчів) для Log4j від розробників програмного забезпечення було ключовим засобом запобігання експлуатації вразливості. Це основа захисту Confidentiality, Integrity та Availability.</text:p>
      <text:p text:style-name="P3">2. <text:s/>Застосування Web Application Firewall (WAF).</text:p>
      <text:p text:style-name="P4"><text:s text:c="4"/>Обґрунтування: WAF може блокувати зловмисні запити, що експлуатують вразливість Log4Shell, на межі мережі, надаючи час на встановлення патчів. Посилює Confidentiality та Integrity.</text:p>
      <text:p text:style-name="P3">3. <text:s/>Постійний моніторинг мережевої активності та SIEM/SOC системи.</text:p>
      <text:p text:style-name="P4"><text:s text:c="4"/>Обґрунтування: Виявлення незвичайних зовнішніх з'єднань або спроб виконати підозрілі команди на серверах могло б сигналізувати про компрометацію на ранній стадії. Посилює Confidentiality та Integrity.</text:p>
      <text:p text:style-name="P3">4. <text:s/>Створення картки активів (Asset Inventory).</text:p>
      <text:p text:style-name="P4"><text:s text:c="4"/>Обґрунтування: Організації повинні точно знати, яке програмне забезпечення та версії використовуються в їхній інфраструктурі, щоб швидко визначити, чи уразливі вони до таких загроз. Це фундамент для ефективного Patch Management.</text:p>
      <text:p text:style-name="P3"/>
      <text:p text:style-name="P3">Висновок:</text:p>
      <text:p text:style-name="P5">Інцидент з Log4j наочно продемонстрував ризики, пов'язані з <text:span text:style-name="T1">використанням відкритого ПЗ</text:span> та складних ланцюжків поставок (software supply chain). </text:p>
      <text:p text:style-name="P5">Ключові висновки:</text:p>
      <text:p text:style-name="P4"><text:tab/>Швидкість реакції критично важлива: Час між оголошенням вразливості та початком масової експлуатації становив години, а не дні.</text:p>
      <text:p text:style-name="P4"><text:tab/>Необхідність прозорості: Компанії мають мати повне уявлення про всі програмні компоненти, які вони використовують.</text:p>
      <text:p text:style-name="P4"><text:tab/>Захист — це безперервний процес: Недостатньо встановити захист один раз. Потрібні процеси для моніторингу загроз, управління вразливостями та негайного реагування на інцидент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1T09:45:50.149000000</meta:creation-date>
    <dc:date>2025-09-01T10:01:38.075000000</dc:date>
    <meta:editing-duration>PT1M15S</meta:editing-duration>
    <meta:editing-cycles>1</meta:editing-cycles>
    <meta:document-statistic meta:table-count="0" meta:image-count="0" meta:object-count="0" meta:page-count="2" meta:paragraph-count="43" meta:word-count="681" meta:character-count="5581" meta:non-whitespace-character-count="4895"/>
    <meta:generator>Real_Office/7.4.0.3$Windows_X86_64 LibreOffice_project/</meta:generator>
  </office:meta>
</office:document-meta>
</file>